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Heading_20_1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Heading_20_2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6" style:family="paragraph" style:parent-style-name="Heading_20_2">
      <style:text-properties style:font-name="Liberation Serif"/>
    </style:style>
    <style:style style:name="P7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8" style:family="paragraph" style:parent-style-name="Text_20_body"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Text_20_body">
      <style:paragraph-properties fo:text-align="start" style:justify-single-word="false" fo:break-before="page" style:writing-mode="lr-tb"/>
      <style:text-properties officeooo:paragraph-rsid="0012113b"/>
    </style:style>
    <style:style style:name="P10" style:family="paragraph" style:parent-style-name="Text_20_body">
      <style:paragraph-properties fo:text-align="start" style:justify-single-word="false" style:writing-mode="lr-tb"/>
      <style:text-properties officeooo:paragraph-rsid="0012113b"/>
    </style:style>
    <style:style style:name="P11" style:family="paragraph" style:parent-style-name="Text_20_body" style:list-style-name="L1">
      <style:paragraph-properties fo:margin-top="0cm" fo:margin-bottom="0cm" style:contextual-spacing="false"/>
      <style:text-properties officeooo:paragraph-rsid="0012113b"/>
    </style:style>
    <style:style style:name="P12" style:family="paragraph" style:parent-style-name="Text_20_body" style:list-style-name="L1">
      <style:text-properties officeooo:paragraph-rsid="0012113b"/>
    </style:style>
    <style:style style:name="P13" style:family="paragraph" style:parent-style-name="Text_20_body">
      <style:paragraph-properties fo:text-align="justify" style:justify-single-word="false"/>
    </style:style>
    <style:style style:name="P14" style:family="paragraph" style:parent-style-name="Text_20_body">
      <style:paragraph-properties fo:text-align="justify" style:justify-single-word="false" fo:break-before="page"/>
    </style:style>
    <style:style style:name="P15" style:family="paragraph" style:parent-style-name="Text_20_body">
      <style:paragraph-properties fo:text-align="justify" style:justify-single-word="false"/>
      <style:text-properties officeooo:paragraph-rsid="0012113b"/>
    </style:style>
    <style:style style:name="P16" style:family="paragraph" style:parent-style-name="Text_20_body">
      <style:paragraph-properties fo:text-align="justify" style:justify-single-word="false"/>
      <style:text-properties officeooo:rsid="0013ee9d" officeooo:paragraph-rsid="00149c68"/>
    </style:style>
    <style:style style:name="P17" style:family="paragraph" style:parent-style-name="Text_20_body">
      <style:paragraph-properties fo:text-align="justify" style:justify-single-word="false"/>
      <style:text-properties officeooo:rsid="0013ee9d" officeooo:paragraph-rsid="0015d063"/>
    </style:style>
    <style:style style:name="P18" style:family="paragraph" style:parent-style-name="Text_20_body">
      <style:paragraph-properties fo:text-align="justify" style:justify-single-word="false"/>
      <style:text-properties officeooo:rsid="00149c68" officeooo:paragraph-rsid="00149c68"/>
    </style:style>
    <style:style style:name="P19" style:family="paragraph" style:parent-style-name="Text_20_body">
      <style:paragraph-properties fo:text-align="justify" style:justify-single-word="false"/>
      <style:text-properties officeooo:rsid="00149c68" officeooo:paragraph-rsid="001ceb76"/>
    </style:style>
    <style:style style:name="P20" style:family="paragraph" style:parent-style-name="Text_20_body">
      <style:paragraph-properties fo:text-align="justify" style:justify-single-word="false"/>
      <style:text-properties officeooo:rsid="0015d063" officeooo:paragraph-rsid="0015d063"/>
    </style:style>
    <style:style style:name="P21" style:family="paragraph" style:parent-style-name="Text_20_body">
      <style:paragraph-properties fo:text-align="justify" style:justify-single-word="false"/>
      <style:text-properties officeooo:rsid="001ff95d" officeooo:paragraph-rsid="001ff95d"/>
    </style:style>
    <style:style style:name="T1" style:family="text">
      <style:text-properties officeooo:rsid="00149c68"/>
    </style:style>
    <style:style style:name="T2" style:family="text">
      <style:text-properties officeooo:rsid="00151f4b"/>
    </style:style>
    <style:style style:name="T3" style:family="text">
      <style:text-properties officeooo:rsid="0015d063"/>
    </style:style>
    <style:style style:name="T4" style:family="text">
      <style:text-properties officeooo:rsid="00175bf1"/>
    </style:style>
    <style:style style:name="T5" style:family="text">
      <style:text-properties officeooo:rsid="001824ca"/>
    </style:style>
    <style:style style:name="T6" style:family="text">
      <style:text-properties officeooo:rsid="001b8be5"/>
    </style:style>
    <style:style style:name="T7" style:family="text">
      <style:text-properties officeooo:rsid="001e18c8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officeooo:rsid="00250f24"/>
    </style:style>
    <style:style style:name="T11" style:family="text">
      <style:text-properties officeooo:rsid="0028ad2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-start text:name="__RefHeading___Toc110_52200323"/><text:bookmark text:name="yui_3_17_2_1_1696834002566_181"/>UD1_T3.3 PROBLEMA AULA - ALTA DISPONIBILIDAD<text:bookmark-end text:name="__RefHeading___Toc110_52200323"/></text:p>
      <text:p text:style-name="P7"/>
      <text:p text:style-name="P7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3">Índice</text:p>
          </text:index-title>
          <text:p text:style-name="P1"><text:a xlink:type="simple" xlink:href="#__RefHeading___Toc112_52200323" text:style-name="Index_20_Link" text:visited-style-name="Index_20_Link">Calcula para cada uno:<text:tab/>3</text:a></text:p>
          <text:p text:style-name="P2"><text:a xlink:type="simple" xlink:href="#__RefHeading___Toc114_52200323" text:style-name="Index_20_Link" text:visited-style-name="Index_20_Link">TMF<text:tab/>3</text:a></text:p>
          <text:p text:style-name="P2"><text:a xlink:type="simple" xlink:href="#__RefHeading___Toc116_52200323" text:style-name="Index_20_Link" text:visited-style-name="Index_20_Link">TMR<text:tab/>3</text:a></text:p>
          <text:p text:style-name="P2"><text:a xlink:type="simple" xlink:href="#__RefHeading___Toc118_52200323" text:style-name="Index_20_Link" text:visited-style-name="Index_20_Link">Disponibilidad en %<text:tab/>3</text:a></text:p>
          <text:p text:style-name="P1"><text:a xlink:type="simple" xlink:href="#__RefHeading___Toc120_52200323" text:style-name="Index_20_Link" text:visited-style-name="Index_20_Link">¿Son sistemas de alta disponibilidad?<text:tab/>3</text:a></text:p>
        </text:index-body>
      </text:table-of-content>
      <text:p text:style-name="P13"/>
      <text:p text:style-name="P9">Tenemos dos sistemas, el primero operando 365/7/8 y el segundo en 365/7/24.</text:p>
      <text:p text:style-name="P10">Se producen las siguientes interrupciones en los dos sistemas:</text:p>
      <text:list xml:id="list4167421262" text:style-name="L1">
        <text:list-item>
          <text:p text:style-name="P11">Interrupción de 10 minutos.</text:p>
        </text:list-item>
        <text:list-item>
          <text:p text:style-name="P11">Interrupción de 35 minutos.</text:p>
        </text:list-item>
        <text:list-item>
          <text:p text:style-name="P12">Interrupción de 2 horas.</text:p>
        </text:list-item>
      </text:list>
      <text:h text:style-name="P4" text:outline-level="1"><text:bookmark-start text:name="__RefHeading___Toc112_52200323"/>Calcula para cada uno:<text:bookmark-end text:name="__RefHeading___Toc112_52200323"/></text:h>
      <text:h text:style-name="P5" text:outline-level="2"><text:bookmark-start text:name="__RefHeading___Toc114_52200323"/>TMF<text:bookmark-end text:name="__RefHeading___Toc114_52200323"/></text:h>
      <text:h text:style-name="P5" text:outline-level="2"><text:bookmark-start text:name="__RefHeading___Toc116_52200323"/>TMR<text:bookmark-end text:name="__RefHeading___Toc116_52200323"/></text:h>
      <text:h text:style-name="P6" text:outline-level="2"><text:bookmark-start text:name="__RefHeading___Toc118_52200323"/><text:span text:style-name="T9">Disponibilidad en %</text:span><text:bookmark-end text:name="__RefHeading___Toc118_52200323"/></text:h>
      <text:h text:style-name="P4" text:outline-level="1"><text:bookmark-start text:name="__RefHeading___Toc120_52200323"/>¿Son sistemas de alta disponibilidad?<text:bookmark-end text:name="__RefHeading___Toc120_52200323"/></text:h>
      <text:p text:style-name="P21">No, no son sistemas de alta disponibilidad.</text:p>
      <text:p text:style-name="P15"/>
      <text:p text:style-name="P16">1. <text:span text:style-name="T1">(365/7/8):</text:span></text:p>
      <text:p text:style-name="P16"><text:span text:style-name="T1">TMF: </text:span><text:span text:style-name="T2">(2920 – 2h 45m) / 3 </text:span><text:span text:style-name="T3">= </text:span><text:span text:style-name="T4">972h</text:span></text:p>
      <text:p text:style-name="P18">TMR: <text:span text:style-name="T3">2h 45m / 3 = </text:span><text:span text:style-name="T4">0,9</text:span><text:span text:style-name="T10">1</text:span><text:span text:style-name="T4">h</text:span></text:p>
      <text:p text:style-name="P20">Disponibilidad: (2920 – 2h 45m) / 2922h 45m <text:span text:style-name="T5">= </text:span><text:span text:style-name="T11">99%</text:span></text:p>
      <text:p text:style-name="P20"/>
      <text:p text:style-name="P17"><text:span text:style-name="T3">2</text:span>. <text:span text:style-name="T1">(365/7/</text:span><text:span text:style-name="T3">24</text:span><text:span text:style-name="T1">):</text:span></text:p>
      <text:p text:style-name="P17"><text:span text:style-name="T1">TMF: </text:span><text:span text:style-name="T2">(</text:span><text:span text:style-name="T3">8760</text:span><text:span text:style-name="T2"> – 2h 45m) / 3 </text:span><text:span text:style-name="T3">= </text:span><text:span text:style-name="T6">2919h</text:span></text:p>
      <text:p text:style-name="P19">TMR: <text:span text:style-name="T3">2h 45m / 3 = </text:span><text:span text:style-name="T4">0,9</text:span><text:span text:style-name="T10">1</text:span><text:span text:style-name="T4">h</text:span></text:p>
      <text:p text:style-name="P20">Disponibilidad: ( 8760 – 2h 45m) / 8762h 45m <text:span text:style-name="T5">= </text:span><text:span text:style-name="T7">0,9997 → 99,9%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08:47:13.689459078</meta:creation-date>
    <dc:date>2023-10-09T09:07:31.897622400</dc:date>
    <meta:editing-duration>PT20M7S</meta:editing-duration>
    <meta:editing-cycles>22</meta:editing-cycles>
    <meta:generator>LibreOffice/7.3.7.2$Linux_X86_64 LibreOffice_project/30$Build-2</meta:generator>
    <meta:document-statistic meta:table-count="0" meta:image-count="0" meta:object-count="0" meta:page-count="3" meta:paragraph-count="26" meta:word-count="138" meta:character-count="738" meta:non-whitespace-character-count="625"/>
  </office:meta>
</office:document-meta>
</file>